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4*"/>
    </style:style>
    <style:style style:name="Tabella1.B" style:family="table-column">
      <style:table-column-properties style:column-width="5.667cm" style:rel-column-width="21846*"/>
    </style:style>
    <style:style style:name="Tabella1.C" style:family="table-column">
      <style:table-column-properties style:column-width="5.667cm" style:rel-column-width="21845*"/>
    </style:style>
    <style:style style:name="Tabella1.1" style:family="table-row">
      <style:table-row-properties style:min-row-height="0.6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Mono CJK JP Bold" fo:font-size="40pt" fo:font-weight="bold" officeooo:rsid="0007eb18" officeooo:paragraph-rsid="0007eb18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13pt" fo:font-weight="bold" officeooo:rsid="000db3e1" officeooo:paragraph-rsid="000db3e1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8pt" officeooo:rsid="00095731" officeooo:paragraph-rsid="0009573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8pt" officeooo:rsid="0007eb18" officeooo:paragraph-rsid="0007eb18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8pt" officeooo:rsid="00157519" officeooo:paragraph-rsid="00157519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8pt" officeooo:rsid="0015ae34" officeooo:paragraph-rsid="0015ae34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fff200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72bf4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b8891" officeooo:paragraph-rsid="000b8891" fo:background-color="#f04e4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95731" officeooo:paragraph-rsid="00095731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157519" officeooo:paragraph-rsid="00157519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1aee45" officeooo:paragraph-rsid="001aee45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fo:font-size="8pt" fo:font-weight="normal" officeooo:rsid="0007eb18" officeooo:paragraph-rsid="0007eb18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1927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3eb16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57519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5ae34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8c2c3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9cbf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c2953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57519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5ae34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8c2c3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9cbf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b9215" fo:background-color="transparent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c2953" fo:background-color="transparent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7519" fo:background-color="transparent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ae34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8c2c3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9cbfd" fo:background-color="transparent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04e4d" style:font-name="Liberation Sans1" fo:font-size="14pt" fo:font-weight="bold" officeooo:rsid="000b8891" officeooo:paragraph-rsid="000b8891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1" fo:font-size="8pt" fo:font-weight="normal" officeooo:rsid="001aee45" officeooo:paragraph-rsid="001aee45" style:font-size-asian="8pt" style:font-weight-asian="normal" style:font-size-complex="8pt" style:font-weight-complex="normal"/>
    </style:style>
    <style:style style:name="T1" style:family="text">
      <style:text-properties officeooo:rsid="00095731"/>
    </style:style>
    <style:style style:name="T2" style:family="text">
      <style:text-properties officeooo:rsid="000c2953"/>
    </style:style>
    <style:style style:name="T3" style:family="text">
      <style:text-properties fo:background-color="#7fffd4" loext:char-shading-value="0"/>
    </style:style>
    <style:style style:name="T4" style:family="text">
      <style:text-properties officeooo:rsid="001ce7b4" fo:background-color="#7fffd4" loext:char-shading-value="0"/>
    </style:style>
    <style:style style:name="T5" style:family="text">
      <style:text-properties officeooo:rsid="0010d23b"/>
    </style:style>
    <style:style style:name="T6" style:family="text">
      <style:text-properties officeooo:rsid="0013eb16"/>
    </style:style>
    <style:style style:name="T7" style:family="text">
      <style:text-properties officeooo:rsid="00157519"/>
    </style:style>
    <style:style style:name="T8" style:family="text">
      <style:text-properties officeooo:rsid="0015ae34"/>
    </style:style>
    <style:style style:name="T9" style:family="text">
      <style:text-properties officeooo:rsid="00180244"/>
    </style:style>
    <style:style style:name="T10" style:family="text">
      <style:text-properties officeooo:rsid="0018c2c3"/>
    </style:style>
    <style:style style:name="T11" style:family="text">
      <style:text-properties officeooo:rsid="0019cbfd"/>
    </style:style>
    <style:style style:name="T12" style:family="text">
      <style:text-properties officeooo:rsid="001aee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 DA FARE</text:p>
      <text:p text:style-name="P2">(ULTIMO AGGIORNAMENTO: <text:span text:style-name="T3">0</text:span><text:span text:style-name="T4">4</text:span><text:span text:style-name="T3">-01-2019</text:span>)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NOME CLASSE</text:p>
          </table:table-cell>
          <table:table-cell table:style-name="Tabella1.A1" office:value-type="string">
            <text:p text:style-name="P8">DESCRIZIONE BREVE CLASSE</text:p>
          </table:table-cell>
          <table:table-cell table:style-name="Tabella1.C1" office:value-type="string">
            <text:p text:style-name="P9">CLASSE FINITA ?</text:p>
          </table:table-cell>
        </table:table-row>
        <table:table-row>
          <table:table-cell table:style-name="Tabella1.A2" office:value-type="string">
            <text:p text:style-name="P13">Dataset_Creator</text:p>
            <text:p text:style-name="P14"><text:span text:style-name="T12">[PARTE </text:span>JSON_Saver<text:span text:style-name="T12">]</text:span></text:p>
            <text:p text:style-name="P4"/>
            <text:p text:style-name="P15">INPUT: NIENTE</text:p>
            <text:p text:style-name="P22">OUTPUT: INSIEME DI FILE JSON</text:p>
            <text:p text:style-name="P28">(METODO SAVE)</text:p>
          </table:table-cell>
          <table:table-cell table:style-name="Tabella1.A2" office:value-type="string">
            <text:p text:style-name="P4">Permette di salvare tutte le candele ,contenute in una risposta ad una query ohlc, in un numero di file json diversificati in base al tipo di candela.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3">Dataset_Creator</text:p>
            <text:p text:style-name="P35">[PARTE Dataset_Maker]</text:p>
            <text:p text:style-name="P4"/>
            <text:p text:style-name="P15">INPUT: PATH DEL JSON</text:p>
            <text:p text:style-name="P22">OUTPUT: <text:span text:style-name="T5">1</text:span> FILE .PKL</text:p>
            <text:p text:style-name="P28">(METODO EXTRACT)</text:p>
          </table:table-cell>
          <table:table-cell table:style-name="Tabella1.A2" office:value-type="string">
            <text:p text:style-name="P4">Permette di creare il Dataset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0">Cleaner</text:p>
            <text:p text:style-name="P4"/>
            <text:p text:style-name="P15">INPUT: 1 LISTA DI LISTE, FEATURE_OGGETTO</text:p>
            <text:p text:style-name="P22">OUTPUT: 1 LISTA DI LISTE</text:p>
            <text:p text:style-name="P28">(TUTTI I METODI)</text:p>
          </table:table-cell>
          <table:table-cell table:style-name="Tabella1.A2" office:value-type="string">
            <text:p text:style-name="P4">Permett<text:span text:style-name="T1">e di fare Feature Scaling e Mean Normalization sui Dati</text:span>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1">Dataset_Splitter</text:p>
            <text:p text:style-name="P3"/>
            <text:p text:style-name="P16">INPUT: PATH DEL FILE PKL <text:s text:c="4"/></text:p>
            <text:p text:style-name="P22">OUTPUT: 2 FILE PKL</text:p>
            <text:p text:style-name="P28">(METODO SPLIT)</text:p>
          </table:table-cell>
          <table:table-cell table:style-name="Tabella1.A2" office:value-type="string">
            <text:p text:style-name="P3">Permette di suddividere il Dataset in Training e Test-Set.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1">Curve</text:p>
            <text:p text:style-name="P3"/>
            <text:p text:style-name="P15">INPUT: LISTA DELLE X, LISTA DELLE Y</text:p>
            <text:p text:style-name="P22">OUTPUT: GRAFICO</text:p>
            <text:p text:style-name="P28">(<text:span text:style-name="T7">PLOT_2D_H</text:span>)</text:p>
            <text:p text:style-name="P28"/>
            <text:p text:style-name="P18">INPUT: LISTA DELLE X, LISTA DELLE Y, <text:span text:style-name="T7">LISTA DELLE Z</text:span></text:p>
            <text:p text:style-name="P24">OUTPUT: GRAFICO</text:p>
            <text:p text:style-name="P30">(<text:span text:style-name="T7">PLOT_3D_H</text:span>)</text:p>
            <text:p text:style-name="P30"/>
            <text:p text:style-name="P18">INPUT: LISTA DE<text:span text:style-name="T7">I GRADI</text:span>, LISTA D<text:span text:style-name="T7">EI J-TRAIN</text:span>, <text:span text:style-name="T7">LISTA DEI J-CV</text:span></text:p>
            <text:p text:style-name="P24">OUTPUT: GRAFICO</text:p>
            <text:p text:style-name="P30">(<text:span text:style-name="T7">PLOT_DEGREE_GRAPHIC</text:span>)</text:p>
          </table:table-cell>
          <table:table-cell table:style-name="Tabella1.A2" office:value-type="string">
            <text:p text:style-name="P3">Serve per disegnare una serie di grafici utili per il debug del Learning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2">Dataset_Projector</text:p>
            <text:p text:style-name="P3"/>
            <text:p text:style-name="P15">INPUT: LISTA TRAINING, <text:span text:style-name="T7">LISTA_FEATURES_DA_MANTENERE</text:span></text:p>
            <text:p text:style-name="P22">OUTPUT: <text:span text:style-name="T7">NUOVA LISTA TRAINING RISTRETTA</text:span></text:p>
            <text:p text:style-name="P28">(METODO <text:span text:style-name="T7">TO_PROJECT</text:span>)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<text:soft-page-break/></text:p>
          </table:table-cell>
          <table:table-cell table:style-name="Tabella1.A2" office:value-type="string">
            <text:p text:style-name="P3">Serve per <text:span text:style-name="T7">fare proiezioni su un Training-Set, quest’azione è necessaria per poter applicare le equazioni normali.</text:span>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2">Model_Builder</text:p>
            <text:p text:style-name="P3"/>
            <text:p text:style-name="P15">INPUT: LISTA TRAINING</text:p>
            <text:p text:style-name="P22">OUTPUT: <text:span text:style-name="T7">LISTA DI MODELLI</text:span></text:p>
            <text:p text:style-name="P28">(METODO <text:span text:style-name="T7">BUILD</text:span>)</text:p>
            <text:p text:style-name="P28"/>
            <text:p text:style-name="P21">INPUT: <text:span text:style-name="T11">NIENTE</text:span></text:p>
            <text:p text:style-name="P27">OUTPUT: <text:span text:style-name="T11">STAMPE A SCHERMO</text:span></text:p>
            <text:p text:style-name="P33">(METODO <text:span text:style-name="T11">PRINT_LAST_LIST</text:span>)</text:p>
            <text:p text:style-name="P33"/>
            <text:p text:style-name="P21">INPUT: <text:span text:style-name="T11">NIENTE</text:span></text:p>
            <text:p text:style-name="P27">OUTPUT: <text:span text:style-name="T11">NIENTE</text:span></text:p>
            <text:p text:style-name="P33">(METODO <text:span text:style-name="T11">SAVE_MODELS</text:span>)</text:p>
            <text:p text:style-name="P33"/>
            <text:p text:style-name="P21">INPUT: <text:span text:style-name="T11">NIENTE</text:span></text:p>
            <text:p text:style-name="P27">OUTPUT: <text:span text:style-name="T11">NIENTE</text:span></text:p>
            <text:p text:style-name="P33">(METODO <text:span text:style-name="T11">LOAD_MODELS</text:span>)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la1.A2" office:value-type="string">
            <text:p text:style-name="P5">Questa classe riesce a creare una serie di Modelli in maniera interattiva.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2">Trainer</text:p>
            <text:p text:style-name="P3"/>
            <text:p text:style-name="P15">INPUT: <text:span text:style-name="T11">TRAINING_SET, LISTA DI MODELLI</text:span></text:p>
            <text:p text:style-name="P22">OUTPUT: <text:span text:style-name="T7">NIENTE</text:span></text:p>
            <text:p text:style-name="P28">(METODO <text:span text:style-name="T7">TRAIN_MODELS</text:span>)</text:p>
            <text:p text:style-name="P28"/>
            <text:p text:style-name="P18">INPUT: <text:span text:style-name="T7">NIENTE</text:span></text:p>
            <text:p text:style-name="P24">OUTPUT: <text:span text:style-name="T7">MIGLIOR ESTIMATORE, J-TRAIN MIGLIOR ESTIMATORE, J-CV MIGLIOR ESTIMATORE, FEATURES MIGLIOR ESTIMATORE.</text:span></text:p>
            <text:p text:style-name="P30">(METODO <text:span text:style-name="T7">TAKE_THE_BEST_MODEL_FROM_LAST_TRAINING</text:span>)</text:p>
            <text:p text:style-name="P30"/>
            <text:p text:style-name="P19">INPUT: <text:span text:style-name="T7">NIENTE</text:span></text:p>
            <text:p text:style-name="P25">OUTPUT: <text:span text:style-name="T8">NIENTE</text:span></text:p>
            <text:p text:style-name="P31">(METODO <text:span text:style-name="T8">SAVE_BEST_ESTIMATOR</text:span>)</text:p>
            <text:p text:style-name="P31"/>
            <text:p text:style-name="P19">INPUT: <text:span text:style-name="T7">NIENTE</text:span></text:p>
            <text:p text:style-name="P25">OUTPUT: <text:span text:style-name="T9">GRAFICI</text:span></text:p>
            <text:p text:style-name="P31">(METODO <text:span text:style-name="T8">PLOT_GRAPHICS</text:span>)</text:p>
            <text:p text:style-name="P31"/>
            <text:p text:style-name="P19">INPUT: <text:span text:style-name="T7">NIENTE</text:span></text:p>
            <text:p text:style-name="P25">OUTPUT: <text:span text:style-name="T9">STAMPE A SCHERMO</text:span></text:p>
            <text:p text:style-name="P31">(METODO <text:span text:style-name="T8">PRINT_MODELS_ERRORS</text:span>)</text:p>
            <text:p text:style-name="P31"/>
            <text:p text:style-name="P20">INPUT: <text:span text:style-name="T10">MODELLO_1,MODELLO_2</text:span></text:p>
            <text:p text:style-name="P26">OUTPUT: <text:span text:style-name="T11">INTERO</text:span></text:p>
            <text:p text:style-name="P32">(METODO <text:span text:style-name="T10">ARE_EQUALS</text:span>)</text:p>
            <text:p text:style-name="P32"/>
            <text:p text:style-name="P20">INPUT: <text:span text:style-name="T10">MODELLO</text:span></text:p>
            <text:p text:style-name="P26">OUTPUT: <text:span text:style-name="T10">INTERO</text:span></text:p>
            <text:p text:style-name="P32">(METODO <text:span text:style-name="T10">TAKE_DEGREE</text:span>)</text:p>
          </table:table-cell>
          <table:table-cell table:style-name="Tabella1.A2" office:value-type="string">
            <text:p text:style-name="P5">Questa classe <text:span text:style-name="T8">allena una serie di Modelli consecutivamente.</text:span></text:p>
            <text:p text:style-name="P5"/>
            <text:p text:style-name="P6">Inoltre, si possono visualizzare varie statistiche inerenti all’ultimo Allenamento.</text:p>
            <text:p text:style-name="P5"/>
            <text:p text:style-name="P6">Infine, si può estrarre il miglior modello in un allenamento di una serie di Modelli e volendo lo si può salvare su file. 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1">Recorder_Degree</text:p>
            <text:p text:style-name="P3"/>
            <text:p text:style-name="P15">INPUT: GRADO, J-TRAIN, J-CV</text:p>
            <text:p text:style-name="P22">OUTPUT: <text:span text:style-name="T2">NIENTE</text:span></text:p>
            <text:p text:style-name="P28">(METODO RECORD)</text:p>
          </table:table-cell>
          <table:table-cell table:style-name="Tabella1.A2" office:value-type="string">
            <text:p text:style-name="P3">Serve per registrare come varia il grado di un modello e l’errore nel caso di allenamenti multipli con grado che aumenta ad ogni allenamento.</text:p>
          </table:table-cell>
          <table:table-cell table:style-name="Tabella1.C2" office:value-type="string">
            <text:p text:style-name="P34">NO</text:p>
          </table:table-cell>
        </table:table-row>
        <table:table-row>
          <table:table-cell table:style-name="Tabella1.A2" office:value-type="string">
            <text:p text:style-name="P11">MSE</text:p>
            <text:p text:style-name="P3"/>
            <text:p text:style-name="P17">INPUT: LISTA <text:span text:style-name="T6">OSSERVAZIONI</text:span>, LISTA ETICHETTE<text:span text:style-name="T2">, MODELLO</text:span></text:p>
            <text:p text:style-name="P23">OUTPUT: <text:span text:style-name="T2">VALORE FLOAT</text:span></text:p>
            <text:p text:style-name="P29"><text:span text:style-name="T2">(METODO MSE</text:span>)</text:p>
          </table:table-cell>
          <table:table-cell table:style-name="Tabella1.A2" office:value-type="string">
            <text:p text:style-name="P3">Questa classe calcola l’MSE sul Dataset in input sfruttando un Modello, anch’esso passato in input</text:p>
          </table:table-cell>
          <table:table-cell table:style-name="Tabella1.C2" office:value-type="string">
            <text:p text:style-name="P34">NO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42:37.889498840</meta:creation-date>
    <dc:date>2019-01-04T11:45:47.554588448</dc:date>
    <meta:editing-duration>PT33M24S</meta:editing-duration>
    <meta:editing-cycles>18</meta:editing-cycles>
    <meta:generator>LibreOffice/6.0.7.3$Linux_X86_64 LibreOffice_project/00m0$Build-3</meta:generator>
    <meta:document-statistic meta:table-count="1" meta:image-count="0" meta:object-count="0" meta:page-count="3" meta:paragraph-count="102" meta:word-count="405" meta:character-count="2789" meta:non-whitespace-character-count="2480"/>
  </office:meta>
</office:document-meta>
</file>